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oogle Sans" svg:font-family="'Google Sans',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1pt" officeooo:rsid="0009b7ea" officeooo:paragraph-rsid="0009b7ea" style:font-size-asian="11pt" style:font-size-complex="11pt"/>
    </style:style>
    <style:style style:name="P2" style:family="paragraph" style:parent-style-name="Standard">
      <style:paragraph-properties fo:line-height="150%" fo:text-align="justify" style:justify-single-word="false"/>
      <style:text-properties officeooo:paragraph-rsid="000e0fd0"/>
    </style:style>
    <style:style style:name="P3" style:family="paragraph" style:parent-style-name="Preformatted_20_Text">
      <style:paragraph-properties fo:line-height="150%" fo:text-align="justify" style:justify-single-word="false"/>
      <style:text-properties fo:font-variant="normal" fo:text-transform="none" fo:color="#202124" style:font-name="Arial" fo:font-size="11pt" fo:letter-spacing="normal" fo:language="en" fo:country="US" fo:font-style="normal" fo:font-weight="normal" officeooo:rsid="000e1046" officeooo:paragraph-rsid="000e0fd0" style:font-size-asian="11pt" style:font-size-complex="11pt"/>
    </style:style>
    <style:style style:name="P4" style:family="paragraph" style:parent-style-name="Standard">
      <style:paragraph-properties fo:line-height="150%" fo:text-align="justify" style:justify-single-word="false"/>
      <style:text-properties style:font-name="Arial" fo:font-size="11pt" officeooo:rsid="000e1046" officeooo:paragraph-rsid="000e0fd0" style:font-size-asian="11pt" style:font-size-complex="11pt"/>
    </style:style>
    <style:style style:name="T1" style:family="text">
      <style:text-properties style:font-name="Arial" fo:font-size="11pt" officeooo:rsid="0009b7ea" style:font-size-asian="11pt" style:font-size-complex="11pt"/>
    </style:style>
    <style:style style:name="T2" style:family="text">
      <style:text-properties style:font-name="Arial" fo:font-size="11pt" officeooo:rsid="000bb357" style:font-size-asian="11pt" style:font-size-complex="11pt"/>
    </style:style>
    <style:style style:name="T3" style:family="text">
      <style:text-properties style:font-name="Arial" fo:font-size="11pt" officeooo:rsid="000d99fe" style:font-size-asian="11pt" style:font-size-complex="11pt"/>
    </style:style>
    <style:style style:name="T4" style:family="text">
      <style:text-properties style:font-name="Arial" fo:font-size="11pt" officeooo:rsid="000be086" style:font-size-asian="11pt" style:font-size-complex="11pt"/>
    </style:style>
    <style:style style:name="T5" style:family="text">
      <style:text-properties style:font-name="Arial" fo:font-size="11pt" officeooo:rsid="000e0fd0" style:font-size-asian="11pt" style:font-size-complex="11pt"/>
    </style:style>
    <style:style style:name="T6" style:family="text">
      <style:text-properties style:font-name="Arial" fo:font-size="11pt" officeooo:rsid="000e1046" style:font-size-asian="11pt" style:font-size-complex="11pt"/>
    </style:style>
    <style:style style:name="T7" style:family="text">
      <style:text-properties officeooo:rsid="000ec4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Resumo</text:p>
      <text:p text:style-name="P1"><text:tab/></text:p>
      <text:p text:style-name="P2"><text:span text:style-name="T1"><text:tab/>Diante do atual mercado de trabalho existe uma enorme quantidade de informações no que tange aos conhecimentos na área de computação. O seu processo evolutivo acontece de forma muito rápida, a cada dia novas tecnologias são criadas e evoluídas. Para alunos recém chegados ou mesmo aqueles que estão em períodos mais avançados encontram certas barreiras </text:span><text:span text:style-name="T2">quanto as skills exigidas para</text:span><text:span text:style-name="T1"> entrar no mercado de trabalho. O objetiv</text:span><text:span text:style-name="T2">o deste projeto é ajudar alunos a terem seu primeiro contato com mercado. </text:span><text:span text:style-name="T3">Para cumprir esse objetivo o</text:span><text:span text:style-name="T4"> aplicativo que foi desenvolvido </text:span><text:span text:style-name="T3">ajuda o estudante a ter seu</text:span><text:span text:style-name="T4"> primeiro contato com o com um</text:span><text:span text:style-name="T3">a real</text:span><text:span text:style-name="T4"> demanda </text:span><text:span text:style-name="T3">de marcado de forma não remunerada.</text:span><text:span text:style-name="T4"> </text:span><text:span text:style-name="T3">O aplicativo em questão também visa colaborar para que pequenos e médios empreendedores possam criar demandas na qual os alunos podem se cadastrar, e possam colaborar para o desenvolvimento da empresa. De forma a tenta</text:span><text:span text:style-name="T5">r sugerir demandas que estejam mais próximas do contexto de um estudante, usando o universo de skills que um perfil possa ter, esse projeto também utiliza </text:span><text:span text:style-name="T1">Natural Language Processing (NLP</text:span><text:span text:style-name="T6">)</text:span><text:span text:style-name="T1"> </text:span><text:span text:style-name="T5">que nos últimos anos tem obtido um grande sucesso para criar sistemas de recomendação</text:span><text:span text:style-name="T1">. </text:span><text:span text:style-name="T5">Portanto juntamente com o aplicativo uma API de recomendação também foi criada para ser utilizada pelo próprio aplicativo.</text:span></text:p>
      <text:p text:style-name="P2"><text:span text:style-name="T5"><text:tab/><text:tab/><text:tab/><text:tab/></text:span><text:span text:style-name="T6">Abstract</text:span></text:p>
      <text:p text:style-name="P3"><text:tab/>In view of the current job market, there is an enormous amount of information regarding knowledge in the computing area. Its evolutionary process happens very quickly, every day new technologies are created and evolved. For newly arrived students or even those who are in more advanced periods find certain barriers in terms of the skills required to enter the job market. The objective of this project is to help students have their first contact with the market. In order to achieve this goal, the application that was developed helps the student to have his first contact with the real demand of marked in an unpaid way. The application in question also aims to collaborate so that small and medium entrepreneurs can create demands in which students can register, and can collaborate for the development of the company. In order to try to suggest demands that are closer to the context of a student, using the universe of skills that a profile may have, this project also uses Natural Language Processing (NLP) which in recent years has been a great success to create systems of recommendation. Therefore, along with the application, a recommendation API was also created to be used by the application itself.</text:p>
      <text:p text:style-name="P4"><text:soft-page-break/><text:tab/><text:tab/><text:tab/><text:tab/><text:span text:style-name="T7">Introdução</text:span></text:p>
      <text:p text:style-name="P4"/>
      <text:p text:style-name="P4"><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oogle Sans" svg:font-family="'Google Sans',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4T15:57:10.069522738</meta:creation-date>
    <dc:date>2021-04-11T11:12:15.022115917</dc:date>
    <meta:editing-duration>P1DT9H25M31S</meta:editing-duration>
    <meta:editing-cycles>2</meta:editing-cycles>
    <meta:generator>LibreOffice/6.4.4.2$Linux_X86_64 LibreOffice_project/40$Build-2</meta:generator>
    <meta:document-statistic meta:table-count="0" meta:image-count="0" meta:object-count="0" meta:page-count="2" meta:paragraph-count="7" meta:word-count="410" meta:character-count="2536" meta:non-whitespace-character-count="2114"/>
  </office:meta>
</office:document-meta>
</file>